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>
      <style:text-properties officeooo:paragraph-rsid="000aa52f"/>
    </style:style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V Club Selection Task – Report</text:h>
      <text:p text:style-name="Text_20_body"><text:span text:style-name="Strong_20_Emphasis">Name:</text:span> Shwetha<text:line-break/><text:span text:style-name="Strong_20_Emphasis">Workspace:</text:span> <text:span text:style-name="Source_20_Text">catkin_ws</text:span><text:line-break/><text:span text:style-name="Strong_20_Emphasis">Environment:</text:span> Ubuntu, ROS Noetic, Python 3</text:p>
      <text:p text:style-name="Horizontal_20_Line"/>
      <text:h text:style-name="Heading_20_2" text:outline-level="2">Question 1: Chat between Jolyne and Joestar</text:h>
      <text:h text:style-name="Heading_20_3" text:outline-level="3">Objective:</text:h>
      <text:p text:style-name="Text_20_body">Enable two users, Jolyne and Joestar, to chat with each other on the same ROS node and topic.</text:p>
      <text:h text:style-name="Heading_20_3" text:outline-level="3">Approach in Code:</text:h>
      <text:list xml:id="list2475703913" text:style-name="L2">
        <text:list-item>
          <text:p text:style-name="P2">Created a ROS package named <text:span text:style-name="Source_20_Text">auv_chat</text:span>.</text:p>
        </text:list-item>
        <text:list-item>
          <text:p text:style-name="P2">Wrote a Python script <text:span text:style-name="Source_20_Text">chat_node.py</text:span> which acts as both a <text:span text:style-name="Strong_20_Emphasis">publisher</text:span> and a <text:span text:style-name="Strong_20_Emphasis">subscriber</text:span>.</text:p>
        </text:list-item>
        <text:list-item>
          <text:p text:style-name="P2">The user is prompted to enter their name (e.g., Jolyne).</text:p>
        </text:list-item>
        <text:list-item>
          <text:p text:style-name="P2">The script publishes messages typed by the user to the topic <text:span text:style-name="Source_20_Text">/chat</text:span>.</text:p>
        </text:list-item>
        <text:list-item>
          <text:p text:style-name="P2">The script also subscribes to <text:span text:style-name="Source_20_Text">/chat</text:span> to receive all messages, including from the other user.</text:p>
        </text:list-item>
        <text:list-item>
          <text:p text:style-name="P2">To avoid printing the same user's own messages, the code checks if the received message is from someone else.</text:p>
        </text:list-item>
      </text:list>
      <text:h text:style-name="Heading_20_3" text:outline-level="3">Logic:</text:h>
      <text:p text:style-name="Text_20_body">rospy.Publisher('/chat', String, queue_size=10)</text:p>
      <text:p text:style-name="Text_20_body">rospy.Subscriber('/chat', String, callback)<text:line-break/></text:p>
      <text:list xml:id="list2324762659" text:style-name="L3">
        <text:list-item>
          <text:p text:style-name="P3">Inside <text:span text:style-name="Source_20_Text">callback()</text:span>, the message is printed only if it was not sent by the same user.</text:p>
        </text:list-item>
        <text:list-item>
          <text:p text:style-name="P3">The loop uses <text:span text:style-name="Source_20_Text">input()</text:span> to continuously get user input and publish it.</text:p>
        </text:list-item>
      </text:list>
      <text:h text:style-name="Heading_20_3" text:outline-level="3">Problems Faced:</text:h>
      <text:list xml:id="list2497195301" text:style-name="L4">
        <text:list-item>
          <text:p text:style-name="P4">Messages were not appearing in the other user's terminal because both users were not running separate instances.</text:p>
        </text:list-item>
        <text:list-item>
          <text:p text:style-name="P4">Fixed by running the same script in two different terminals with different names.</text:p>
        </text:list-item>
        <text:list-item>
          <text:p text:style-name="P4">Also had to source the workspace in each terminal.</text:p>
        </text:list-item>
      </text:list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Question 2: Multiples of 2 → ×10 → +5 Processing Chain</text:h>
      <text:h text:style-name="Heading_20_3" text:outline-level="3">Objective:</text:h>
      <text:p text:style-name="Text_20_body">Create a three-node pipeline where:</text:p>
      <text:list xml:id="list1162166929" text:style-name="L5">
        <text:list-item>
          <text:p text:style-name="P5">First node publishes multiples of 2.</text:p>
        </text:list-item>
        <text:list-item>
          <text:p text:style-name="P5">Second node receives and multiplies by 10, then republishes.</text:p>
        </text:list-item>
        <text:list-item>
          <text:p text:style-name="P5">Third node receives the result, adds 5, and prints it.</text:p>
        </text:list-item>
      </text:list>
      <text:h text:style-name="Heading_20_3" text:outline-level="3">Approach in Code:</text:h>
      <text:list xml:id="list4166103116" text:style-name="L6">
        <text:list-item>
          <text:p text:style-name="P6"><text:span text:style-name="Strong_20_Emphasis">Node 1 (</text:span><text:span text:style-name="Strong_20_Emphasis"><text:span text:style-name="Source_20_Text">two_publisher.py</text:span></text:span><text:span text:style-name="Strong_20_Emphasis">):</text:span></text:p>
          <text:list>
            <text:list-item>
              <text:p text:style-name="P6">Publishes increasing multiples of 2 on topic <text:span text:style-name="Source_20_Text">/number_input</text:span>.</text:p>
            </text:list-item>
            <text:list-item>
              <text:p text:style-name="P6">Uses a loop to publish 2, 4, 6, 8, etc., using <text:span text:style-name="Source_20_Text">std_msgs/Int32</text:span>.</text:p>
            </text:list-item>
          </text:list>
        </text:list-item>
        <text:list-item>
          <text:p text:style-name="P6"><text:span text:style-name="Strong_20_Emphasis">Node 2 (</text:span><text:span text:style-name="Strong_20_Emphasis"><text:span text:style-name="Source_20_Text">multiply_node.py</text:span></text:span><text:span text:style-name="Strong_20_Emphasis">):</text:span></text:p>
          <text:list>
            <text:list-item>
              <text:p text:style-name="P6">Subscribes to <text:span text:style-name="Source_20_Text">/number_input</text:span>.</text:p>
            </text:list-item>
            <text:list-item>
              <text:p text:style-name="P6">Multiplies the received number by 10.</text:p>
            </text:list-item>
            <text:list-item>
              <text:p text:style-name="P6">Publishes the result on topic <text:span text:style-name="Source_20_Text">/number_times_10</text:span>.</text:p>
            </text:list-item>
          </text:list>
        </text:list-item>
        <text:list-item>
          <text:p text:style-name="P6"><text:span text:style-name="Strong_20_Emphasis">Node 3 (</text:span><text:span text:style-name="Strong_20_Emphasis"><text:span text:style-name="Source_20_Text">add_node.py</text:span></text:span><text:span text:style-name="Strong_20_Emphasis">):</text:span></text:p>
          <text:list>
            <text:list-item>
              <text:p text:style-name="P6">Subscribes to <text:span text:style-name="Source_20_Text">/number_times_10</text:span>.</text:p>
            </text:list-item>
            <text:list-item>
              <text:p text:style-name="P6">Adds 5 to the received number.</text:p>
            </text:list-item>
            <text:list-item>
              <text:p text:style-name="P6">Prints the final result to the terminal.</text:p>
            </text:list-item>
          </text:list>
        </text:list-item>
      </text:list>
      <text:h text:style-name="Heading_20_3" text:outline-level="3">Logic:</text:h>
      <text:p text:style-name="Text_20_body">Each node uses:</text:p>
      <text:p text:style-name="Text_20_body">rospy.Subscriber(topic, Int32, callback)</text:p>
      <text:p text:style-name="P8">rospy.Publisher(new_topic, Int32, queue_size=10)</text:p>
      <text:p text:style-name="P8"><text:line-break/>Problems Faced:</text:p>
      <text:list xml:id="list2397718242" text:style-name="L7">
        <text:list-item>
          <text:p text:style-name="P7">Initially forgot to source the workspace in each terminal.</text:p>
        </text:list-item>
        <text:list-item>
          <text:p text:style-name="P7">Some topic names were inconsistent; once matched, the data flow worked.</text:p>
        </text:list-item>
        <text:list-item>
          <text:p text:style-name="P7">Needed to add sleep and rate to control publishing frequency.</text:p>
        </text:list-item>
      </text:list>
      <text:p text:style-name="Text_20_body"/>
      <text:p text:style-name="Text_20_body"/>
      <text:h text:style-name="Heading_20_2" text:outline-level="2"><text:soft-page-break/>Question 3: Bot Movement Simulation Using Commands and Custom Message</text:h>
      <text:h text:style-name="Heading_20_3" text:outline-level="3">Objective:</text:h>
      <text:p text:style-name="Text_20_body">Create a bot simulation where:</text:p>
      <text:list xml:id="list1077256901" text:style-name="L8">
        <text:list-item>
          <text:p text:style-name="P9">A user sends movement commands (<text:span text:style-name="Source_20_Text">forward</text:span>, <text:span text:style-name="Source_20_Text">left</text:span>, etc.).</text:p>
        </text:list-item>
        <text:list-item>
          <text:p text:style-name="P9">The bot updates its position accordingly on a 2D grid.</text:p>
        </text:list-item>
        <text:list-item>
          <text:p text:style-name="P9">The bot’s position and direction are published using a custom message called <text:span text:style-name="Source_20_Text">BotPose</text:span>.</text:p>
        </text:list-item>
      </text:list>
      <text:h text:style-name="Heading_20_3" text:outline-level="3">Approach in Code:</text:h>
      <text:list xml:id="list4243232062" text:style-name="L9">
        <text:list-item>
          <text:p text:style-name="P10"><text:span text:style-name="Strong_20_Emphasis">Custom Message (</text:span><text:span text:style-name="Strong_20_Emphasis"><text:span text:style-name="Source_20_Text">BotPose.msg</text:span></text:span><text:span text:style-name="Strong_20_Emphasis">):</text:span></text:p>
        </text:list-item>
      </text:list>
      <text:p text:style-name="Text_20_body">int32 x</text:p>
      <text:p text:style-name="Text_20_body">int32 y</text:p>
      <text:p text:style-name="Text_20_body">string direction</text:p>
      <text:list xml:id="list2732521125" text:style-name="L10">
        <text:list-item>
          <text:p text:style-name="P11"><text:span text:style-name="Strong_20_Emphasis">Publisher Node (</text:span><text:span text:style-name="Strong_20_Emphasis"><text:span text:style-name="Source_20_Text">command_publisher.py</text:span></text:span><text:span text:style-name="Strong_20_Emphasis">):</text:span></text:p>
          <text:list>
            <text:list-item>
              <text:p text:style-name="P11">Takes command input from the user.</text:p>
            </text:list-item>
            <text:list-item>
              <text:p text:style-name="P11">Publishes it to the topic <text:span text:style-name="Source_20_Text">/bot_command</text:span> using <text:span text:style-name="Source_20_Text">std_msgs/String</text:span>.</text:p>
            </text:list-item>
          </text:list>
        </text:list-item>
        <text:list-item>
          <text:p text:style-name="P11"><text:span text:style-name="Strong_20_Emphasis">Subscriber Node (</text:span><text:span text:style-name="Strong_20_Emphasis"><text:span text:style-name="Source_20_Text">bot_controller.py</text:span></text:span><text:span text:style-name="Strong_20_Emphasis">):</text:span></text:p>
          <text:list>
            <text:list-item>
              <text:p text:style-name="P11">Subscribes to <text:span text:style-name="Source_20_Text">/bot_command</text:span>.</text:p>
            </text:list-item>
            <text:list-item>
              <text:p text:style-name="P11">Maintains internal variables for <text:span text:style-name="Source_20_Text">x</text:span>, <text:span text:style-name="Source_20_Text">y</text:span>, and <text:span text:style-name="Source_20_Text">direction</text:span>.</text:p>
            </text:list-item>
            <text:list-item>
              <text:p text:style-name="P11">Implements a simple <text:span text:style-name="Strong_20_Emphasis">state machine</text:span> to update position based on direction:</text:p>
              <text:list>
                <text:list-item>
                  <text:p text:style-name="P11">For example, if facing North and command is <text:span text:style-name="Source_20_Text">forward</text:span>, <text:span text:style-name="Source_20_Text">y += 1</text:span>.</text:p>
                </text:list-item>
              </text:list>
            </text:list-item>
            <text:list-item>
              <text:p text:style-name="P11">After updating position, publishes the new state to <text:span text:style-name="Source_20_Text">/bot_pose</text:span> using the custom message.</text:p>
            </text:list-item>
            <text:list-item>
              <text:p text:style-name="P11">Also logs the updated position to the terminal using <text:span text:style-name="Source_20_Text">rospy.loginfo</text:span>.</text:p>
            </text:list-item>
          </text:list>
        </text:list-item>
      </text:list>
      <text:h text:style-name="Heading_20_3" text:outline-level="3">Logic:</text:h>
      <text:list xml:id="list740619087" text:style-name="L11">
        <text:list-item>
          <text:p text:style-name="P12">Direction is tracked using an array like <text:span text:style-name="Source_20_Text">['N', 'E', 'S', 'W']</text:span> and an index.</text:p>
        </text:list-item>
        <text:list-item>
          <text:p text:style-name="P12">Turning left or right modifies the index accordingly.</text:p>
        </text:list-item>
        <text:list-item>
          <text:p text:style-name="P12">Position (<text:span text:style-name="Source_20_Text">x</text:span>, <text:span text:style-name="Source_20_Text">y</text:span>) is updated based on current direction and command.</text:p>
        </text:list-item>
      </text:list>
      <text:h text:style-name="Heading_20_3" text:outline-level="3">Problems Faced:</text:h>
      <text:list xml:id="list3323288144" text:style-name="L12">
        <text:list-item>
          <text:p text:style-name="P13">Initially, the <text:span text:style-name="Source_20_Text">BotPose</text:span> message import failed because the message was not compiled.</text:p>
        </text:list-item>
        <text:list-item>
          <text:p text:style-name="P13">Solved by:</text:p>
          <text:list>
            <text:list-item>
              <text:p text:style-name="P13"><text:soft-page-break/>Adding <text:span text:style-name="Source_20_Text">add_message_files()</text:span> and <text:span text:style-name="Source_20_Text">generate_messages()</text:span> in <text:span text:style-name="Source_20_Text">CMakeLists.txt</text:span>.</text:p>
            </text:list-item>
            <text:list-item>
              <text:p text:style-name="P13">Running <text:span text:style-name="Source_20_Text">catkin_make</text:span> and sourcing the workspace.</text:p>
            </text:list-item>
          </text:list>
        </text:list-item>
        <text:list-item>
          <text:p text:style-name="P13">Also confused about where the output should appear; clarified that bot position is printed in the controller node terminal, not in the command input terminal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0T12:29:40.973772403</meta:creation-date>
    <dc:date>2025-04-20T12:53:57.648285578</dc:date>
    <meta:editing-duration>PT14M7S</meta:editing-duration>
    <meta:editing-cycles>1</meta:editing-cycles>
    <meta:document-statistic meta:table-count="0" meta:image-count="0" meta:object-count="0" meta:page-count="4" meta:paragraph-count="78" meta:word-count="616" meta:character-count="3757" meta:non-whitespace-character-count="3266"/>
    <meta:generator>LibreOffice/6.4.7.2$Linux_X86_64 LibreOffice_project/40$Build-2</meta:generator>
  </office:meta>
</office:document-meta>
</file>